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officeooo:rsid="0014ac5a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lete-duplicate-emails/" text:style-name="Internet_20_link" text:visited-style-name="Visited_20_Internet_20_Link"><text:span text:style-name="T1">196. Delete Duplicate Emails</text:span></text:a></text:p>
      <text:section text:style-name="Sect1" text:name="headlessui-popover-button-:rb:">
        <text:p text:style-name="Standard"/>
      </text:section>
      <text:p text:style-name="P5">Easy</text:p>
      <text:p text:style-name="P5">1.3K</text:p>
      <text:p text:style-name="P5">257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Person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email <text:s text:c="6"/>| varchar |</text:p>
      <text:p text:style-name="P2">+-------------+---------+</text:p>
      <text:p text:style-name="P2">id is the primary key (column with unique values) for this table.</text:p>
      <text:p text:style-name="P1">Each row of this table contains an email. The emails will not contain uppercase letters.</text:p>
      <text:p text:style-name="P7"> </text:p>
      <text:p text:style-name="P8"><text:span text:style-name="T1">Write a solution to</text:span><text:span text:style-name="Strong_20_Emphasis"><text:span text:style-name="T1"> delete</text:span></text:span><text:span text:style-name="T1"> all duplicate emails, keeping only one unique email with the smallest </text:span><text:span text:style-name="Source_20_Text"><text:span text:style-name="T2">id</text:span></text:span><text:span text:style-name="T1">.</text:span></text:p>
      <text:p text:style-name="P8"><text:span text:style-name="T1">For SQL users, please note that you are supposed to write a </text:span><text:span text:style-name="Source_20_Text"><text:span text:style-name="T2">DELETE</text:span></text:span><text:span text:style-name="T1"> statement and not a </text:span><text:span text:style-name="Source_20_Text"><text:span text:style-name="T2">SELECT</text:span></text:span><text:span text:style-name="T1"> one.</text:span></text:p>
      <text:p text:style-name="P8"><text:span text:style-name="T1">For Pandas users, please note that you are supposed to modify </text:span><text:span text:style-name="Source_20_Text"><text:span text:style-name="T2">Person</text:span></text:span><text:span text:style-name="T1"> in place.</text:span></text:p>
      <text:p text:style-name="P8"><text:span text:style-name="T1">After running your script, the answer shown is the </text:span><text:span text:style-name="Source_20_Text"><text:span text:style-name="T2">Person</text:span></text:span><text:span text:style-name="T1"> table. The driver will first compile and run your piece of code and then show the </text:span><text:span text:style-name="Source_20_Text"><text:span text:style-name="T2">Person</text:span></text:span><text:span text:style-name="T1"> table. The final order of the </text:span><text:span text:style-name="Source_20_Text"><text:span text:style-name="T2">Person</text:span></text:span><text:span text:style-name="T1"> table </text:span><text:span text:style-name="Strong_20_Emphasis"><text:span text:style-name="T1">does not matter</text:span></text:span><text:span text:style-name="T1">.</text:span></text:p>
      <text:p text:style-name="P7">The 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Person table:</text:p>
      <text:p text:style-name="P2">+----+------------------+</text:p>
      <text:p text:style-name="P2">| id | email <text:s text:c="11"/>|</text:p>
      <text:p text:style-name="P2">+----+------------------+</text:p>
      <text:p text:style-name="P2">| 1 <text:s/>| john@example.com |</text:p>
      <text:p text:style-name="P2">| 2 <text:s/>| bob@example.com <text:s/>|</text:p>
      <text:p text:style-name="P2"><text:soft-page-break/>| 3 <text:s/>| john@example.com |</text:p>
      <text:p text:style-name="P2">+----+------------------+</text:p>
      <text:p text:style-name="P4"><text:span text:style-name="Strong_20_Emphasis"><text:span text:style-name="T1">Output:</text:span></text:span><text:span text:style-name="T1"> </text:span></text:p>
      <text:p text:style-name="P2">+----+------------------+</text:p>
      <text:p text:style-name="P2">| id | email <text:s text:c="11"/>|</text:p>
      <text:p text:style-name="P2">+----+------------------+</text:p>
      <text:p text:style-name="P2">| 1 <text:s/>| john@example.com |</text:p>
      <text:p text:style-name="P2">| 2 <text:s/>| bob@example.com <text:s/>|</text:p>
      <text:p text:style-name="P2">+----+------------------+</text:p>
      <text:p text:style-name="P3"><text:span text:style-name="Strong_20_Emphasis"><text:span text:style-name="T1">Explanation:</text:span></text:span><text:span text:style-name="T1"> john@example.com is repeated two times. We keep the row with the smallest Id = 1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22:12:19.013000000</dc:date>
    <meta:editing-duration>PT44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1" meta:word-count="237" meta:character-count="1374" meta:non-whitespace-character-count="1139"/>
  </office:meta>
</office:document-meta>
</file>